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64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ff66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Arial" fo:font-size="11pt" style:font-name-asian="Droid Sans" style:font-size-asian="11pt" style:font-name-complex="Lohit Hindi" style:font-size-complex="11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f66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ff66"/>
      <style:text-properties fo:color="#ffff66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13"/>
        <table:table-column table:style-name="co5" table:default-cell-style-name="ce2"/>
        <table:table-column table:style-name="co2" table:number-columns-repeated="1019" table:default-cell-style-name="ce2"/>
        <table:table-row table:style-name="ro3">
          <table:table-cell table:style-name="ce1" office:value-type="string">
            <text:p>Physics model</text:p>
          </table:table-cell>
          <table:table-cell table:style-name="ce1" table:number-columns-repeated="2"/>
          <table:table-cell table:style-name="ce4"/>
          <table:table-cell table:style-name="ce1" table:number-columns-repeated="1020"/>
        </table:table-row>
        <table:table-row table:style-name="ro3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3">
          <table:table-cell office:value-type="string">
            <text:p>gamma</text:p>
          </table:table-cell>
          <table:table-cell table:formula="of:=5/3" office:value-type="float" office:value="1.66666666666667">
            <text:p>1.6666666667</text:p>
          </table:table-cell>
          <table:table-cell table:number-columns-repeated="1022"/>
        </table:table-row>
        <table:table-row table:style-name="ro3">
          <table:table-cell office:value-type="string">
            <text:p>alpha</text:p>
          </table:table-cell>
          <table:table-cell table:formula="of:=2" office:value-type="float" office:value="2">
            <text:p>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3" office:value-type="string">
            <text:p>State of the particle before density loop</text:p>
          </table:table-cell>
          <table:table-cell table:style-name="ce3" table:number-columns-repeated="1022"/>
        </table:table-row>
        <table:table-row table:style-name="ro3">
          <table:table-cell table:style-name="ce1" office:value-type="string">
            <text:p>Particle I </text:p>
          </table:table-cell>
          <table:table-cell table:number-columns-repeated="2"/>
          <table:table-cell table:style-name="ce14"/>
          <table:table-cell/>
          <table:table-cell table:style-name="ce1" office:value-type="string">
            <text:p>Particle j</text:p>
          </table:table-cell>
          <table:table-cell table:number-columns-repeated="1018"/>
        </table:table-row>
        <table:table-row table:style-name="ro3">
          <table:table-cell table:style-name="ce1"/>
          <table:table-cell table:number-columns-repeated="2"/>
          <table:table-cell table:style-name="ce14"/>
          <table:table-cell/>
          <table:table-cell table:style-name="ce1"/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float" office:value="1.3">
            <text:p>1.3</text:p>
          </table:table-cell>
          <table:table-cell/>
          <table:table-cell table:style-name="ce14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y</text:p>
          </table:table-cell>
          <table:table-cell office:value-type="float" office:value="1.4">
            <text:p>1.4</text:p>
          </table:table-cell>
          <table:table-cell/>
          <table:table-cell table:style-name="ce14"/>
          <table:table-cell office:value-type="string">
            <text:p>y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3">
          <table:table-cell office:value-type="string">
            <text:p>z</text:p>
          </table:table-cell>
          <table:table-cell office:value-type="float" office:value="1.5">
            <text:p>1.5</text:p>
          </table:table-cell>
          <table:table-cell/>
          <table:table-cell table:style-name="ce14"/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v_x</text:p>
          </table:table-cell>
          <table:table-cell office:value-type="float" office:value="0.4">
            <text:p>0.4</text:p>
          </table:table-cell>
          <table:table-cell/>
          <table:table-cell table:style-name="ce14"/>
          <table:table-cell office:value-type="string">
            <text:p>v_x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_y</text:p>
          </table:table-cell>
          <table:table-cell office:value-type="float" office:value="1.3">
            <text:p>1.3</text:p>
          </table:table-cell>
          <table:table-cell/>
          <table:table-cell table:style-name="ce14"/>
          <table:table-cell office:value-type="string">
            <text:p>v_y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_z</text:p>
          </table:table-cell>
          <table:table-cell office:value-type="float" office:value="-2">
            <text:p>-2</text:p>
          </table:table-cell>
          <table:table-cell/>
          <table:table-cell table:style-name="ce14"/>
          <table:table-cell office:value-type="string">
            <text:p>v_z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4"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h</text:p>
          </table:table-cell>
          <table:table-cell office:value-type="float" office:value="1.2">
            <text:p>1.2</text:p>
          </table:table-cell>
          <table:table-cell/>
          <table:table-cell table:style-name="ce14"/>
          <table:table-cell office:value-type="string">
            <text:p>h</text:p>
          </table:table-cell>
          <table:table-cell office:value-type="float" office:value="1.3">
            <text:p>1.3</text:p>
          </table:table-cell>
          <table:table-cell table:number-columns-repeated="1018"/>
        </table:table-row>
        <table:table-row table:style-name="ro3">
          <table:table-cell office:value-type="string">
            <text:p>u</text:p>
          </table:table-cell>
          <table:table-cell office:value-type="float" office:value="1.5">
            <text:p>1.5</text:p>
          </table:table-cell>
          <table:table-cell/>
          <table:table-cell table:style-name="ce14"/>
          <table:table-cell office:value-type="string">
            <text:p>u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table:style-name="ce3" office:value-type="string">
            <text:p>Quantities computed in the density loop</text:p>
          </table:table-cell>
          <table:table-cell table:style-name="ce3" table:number-columns-repeated="1022"/>
        </table:table-row>
        <table:table-row table:style-name="ro3">
          <table:table-cell table:style-name="ce4" table:number-columns-repeated="3"/>
          <table:table-cell table:style-name="ce15"/>
          <table:table-cell table:style-name="ce4" table:number-columns-repeated="1020"/>
        </table:table-row>
        <table:table-row table:style-name="ro3">
          <table:table-cell office:value-type="string">
            <text:p>rho</text:p>
          </table:table-cell>
          <table:table-cell office:value-type="float" office:value="2.1">
            <text:p>2.1</text:p>
          </table:table-cell>
          <table:table-cell/>
          <table:table-cell table:style-name="ce14"/>
          <table:table-cell office:value-type="string">
            <text:p>rho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3">
          <table:table-cell office:value-type="string">
            <text:p>Omega</text:p>
          </table:table-cell>
          <table:table-cell office:value-type="float" office:value="1">
            <text:p>1</text:p>
          </table:table-cell>
          <table:table-cell/>
          <table:table-cell table:style-name="ce14"/>
          <table:table-cell office:value-type="string">
            <text:p>Omega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div_v</text:p>
          </table:table-cell>
          <table:table-cell office:value-type="float" office:value="1">
            <text:p>1</text:p>
          </table:table-cell>
          <table:table-cell/>
          <table:table-cell table:style-name="ce14"/>
          <table:table-cell office:value-type="string">
            <text:p>div_v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3">
          <table:table-cell office:value-type="string">
            <text:p>norm(curl_v)</text:p>
          </table:table-cell>
          <table:table-cell office:value-type="float" office:value="1">
            <text:p>1</text:p>
          </table:table-cell>
          <table:table-cell/>
          <table:table-cell table:style-name="ce14"/>
          <table:table-cell office:value-type="string">
            <text:p>norm(curl_v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table:style-name="ce3" office:value-type="string">
            <text:p>Quantities computed in the ghost loop</text:p>
          </table:table-cell>
          <table:table-cell table:style-name="ce3" table:number-columns-repeated="6"/>
          <table:table-cell table:style-name="ce3" office:value-type="string">
            <text:p>DO NOT TOUCH ANYTHING AFTER THIS !!!!!</text:p>
          </table:table-cell>
          <table:table-cell table:style-name="ce3" table:number-columns-repeated="1015"/>
        </table:table-row>
        <table:table-row table:style-name="ro3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office:value-type="string">
            <text:p>P</text:p>
          </table:table-cell>
          <table:table-cell table:formula="of:=([.$B$3]-1)*[.B17]*[.B21]" office:value-type="float" office:value="2.1">
            <text:p>2.1</text:p>
          </table:table-cell>
          <table:table-cell/>
          <table:table-cell table:style-name="ce14"/>
          <table:table-cell office:value-type="string">
            <text:p>P</text:p>
          </table:table-cell>
          <table:table-cell table:formula="of:=([.$B$3]-1)*[.F17]*[.F21]" office:value-type="float" office:value="1.8">
            <text:p>1.8</text:p>
          </table:table-cell>
          <table:table-cell table:number-columns-repeated="1018"/>
        </table:table-row>
        <table:table-row table:style-name="ro3">
          <table:table-cell office:value-type="string">
            <text:p>c</text:p>
          </table:table-cell>
          <table:table-cell table:formula="of:=SQRT([.$B$3]*([.$B$3]-1)*[.B17])" office:value-type="float" office:value="1.29099444873581">
            <text:p>1.2909944487</text:p>
          </table:table-cell>
          <table:table-cell/>
          <table:table-cell table:style-name="ce14"/>
          <table:table-cell office:value-type="string">
            <text:p>c</text:p>
          </table:table-cell>
          <table:table-cell table:formula="of:=SQRT([.$B$3]*([.$B$3]-1)*[.F17])" office:value-type="float" office:value="1.29099444873581">
            <text:p>1.2909944487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table:style-name="ce3" office:value-type="string">
            <text:p>Acceleration of I due to j</text:p>
          </table:table-cell>
          <table:table-cell table:style-name="ce3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istance</text:p>
          </table:table-cell>
          <table:table-cell table:formula="of:=SQRT(([.F9]-[.B9])^2+([.F10]-[.B10])^2+([.F11]-[.B11])^2)" office:value-type="float" office:value="0.768114574786861">
            <text:p>0.7681145748</text:p>
          </table:table-cell>
          <table:table-cell table:number-columns-repeated="1022"/>
        </table:table-row>
        <table:table-row table:style-name="ro3">
          <table:table-cell office:value-type="string">
            <text:p>x/h</text:p>
          </table:table-cell>
          <table:table-cell table:formula="of:=[.B33]/[.B16]" office:value-type="float" office:value="0.640095478989051">
            <text:p>0.640095479</text:p>
          </table:table-cell>
          <table:table-cell/>
          <table:table-cell table:style-name="ce2"/>
          <table:table-cell/>
          <table:table-cell table:formula="of:=[.B33]/[.F16]" office:value-type="float" office:value="0.590857365220662">
            <text:p>0.5908573652</text:p>
          </table:table-cell>
          <table:table-cell table:number-columns-repeated="1018"/>
        </table:table-row>
        <table:table-row table:style-name="ro3">
          <table:table-cell office:value-type="string">
            <text:p>f_prime</text:p>
          </table:table-cell>
          <table:table-cell table:formula="of:=IF([.B34]&lt;1;-0.95493*[.B34]+0.716197*[.B34]^2;IF([.B34]&lt;2;-0.95493+0.95493*[.B34]-0.238732*[.B34]^2;0))" office:value-type="float" office:value="-0.317804549362125">
            <text:p>-0.3178045494</text:p>
          </table:table-cell>
          <table:table-cell/>
          <table:table-cell table:style-name="ce2"/>
          <table:table-cell/>
          <table:table-cell table:formula="of:=IF([.F34]&lt;1;-0.95493*[.F34]+0.716197*[.F34]^2;IF([.F34]&lt;2;-0.95493+0.95493*[.F34]-0.238732*[.F34]^2;0))" office:value-type="float" office:value="-0.314194151580818">
            <text:p>-0.3141941516</text:p>
          </table:table-cell>
          <table:table-cell table:number-columns-repeated="1018"/>
        </table:table-row>
        <table:table-row table:style-name="ro3">
          <table:table-cell office:value-type="string">
            <text:p>gradW_x</text:p>
          </table:table-cell>
          <table:table-cell table:formula="of:=1/[.$B$16]^4*[.$B$35]*([.F9]-[.B9])/[.$B$33]" office:value-type="float" office:value="0.0598591264268035">
            <text:p>0.0598591264</text:p>
          </table:table-cell>
          <table:table-cell/>
          <table:table-cell table:style-name="ce2"/>
          <table:table-cell/>
          <table:table-cell table:formula="of:=1/[.$F$16]^4*[.$F$35]*([.B9]-[.F9])/[.$B$33]" office:value-type="float" office:value="-0.0429655065622883">
            <text:p>-0.0429655066</text:p>
          </table:table-cell>
          <table:table-cell table:number-columns-repeated="1018"/>
        </table:table-row>
        <table:table-row table:style-name="ro3">
          <table:table-cell office:value-type="string">
            <text:p>gradW_y</text:p>
          </table:table-cell>
          <table:table-cell table:formula="of:=1/[.$B$16]^4*[.$B$35]*([.F10]-[.B10])/[.$B$33]" office:value-type="float" office:value="0.0997652107113392">
            <text:p>0.0997652107</text:p>
          </table:table-cell>
          <table:table-cell/>
          <table:table-cell table:style-name="ce2"/>
          <table:table-cell/>
          <table:table-cell table:formula="of:=1/[.$F$16]^4*[.$F$35]*([.B10]-[.F10])/[.$B$33]" office:value-type="float" office:value="-0.0716091776038139">
            <text:p>-0.0716091776</text:p>
          </table:table-cell>
          <table:table-cell table:number-columns-repeated="1018"/>
        </table:table-row>
        <table:table-row table:style-name="ro3">
          <table:table-cell office:value-type="string">
            <text:p>gradW_z</text:p>
          </table:table-cell>
          <table:table-cell table:formula="of:=1/[.$B$16]^4*[.$B$35]*([.F11]-[.B11])/[.$B$33]" office:value-type="float" office:value="0.0997652107113392">
            <text:p>0.0997652107</text:p>
          </table:table-cell>
          <table:table-cell/>
          <table:table-cell table:style-name="ce2"/>
          <table:table-cell/>
          <table:table-cell table:formula="of:=1/[.$F$16]^4*[.$F$35]*([.B11]-[.F11])/[.$B$33]" office:value-type="float" office:value="-0.0716091776038139">
            <text:p>-0.071609177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a_x</text:p>
          </table:table-cell>
          <table:table-cell table:style-name="ce1" table:formula="of:=-[.F15]*([.B28]/([.B22]*[.B21]^2)*[.B36]+[.F28]/([.F22]*[.F21]^2)*[.F36])" office:value-type="float" office:value="-0.00463462004958752">
            <text:p>-0.00463462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3">
          <table:table-cell table:style-name="ce1" office:value-type="string">
            <text:p>a_y</text:p>
          </table:table-cell>
          <table:table-cell table:style-name="ce1" table:formula="of:=-[.F15]*([.B28]/([.B22]*[.B21]^2)*[.B37]+[.F28]/([.F22]*[.F21]^2)*[.F37])" office:value-type="float" office:value="-0.00772436674931253">
            <text:p>-0.0077243667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3">
          <table:table-cell table:style-name="ce1" office:value-type="string">
            <text:p>a_z</text:p>
          </table:table-cell>
          <table:table-cell table:style-name="ce1" table:formula="of:=-[.F15]*([.B28]/([.B22]*[.B21]^2)*[.B38]+[.F28]/([.F22]*[.F21]^2)*[.F38])" office:value-type="float" office:value="-0.00772436674931253">
            <text:p>-0.0077243667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3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3">
          <table:table-cell table:style-name="ce1" office:value-type="string">
            <text:p>du_dt</text:p>
          </table:table-cell>
          <table:table-cell table:style-name="ce1" table:formula="of:=[.B28]/([.B22]*[.B21]^2)*[.F15]*(([.B12]-[.F12])*[.B36]+([.B13]-[.F13])*[.B37]+([.B14]-[.F14])*[.B38])" office:value-type="float" office:value="-0.0218533318701029">
            <text:p>-0.0218533319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3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3">
          <table:table-cell table:style-name="ce1" office:value-type="string">
            <text:p>dh_dt</text:p>
          </table:table-cell>
          <table:table-cell table:style-name="ce1" table:formula="of:=([.B16]/3)*([.F15]/[.F21])*(([.F12]-[.B12])*[.B36]+([.F13]-[.B13])*[.B37]+([.F14]-[.B14])*[.B38])" office:value-type="float" office:value="0.0101982215393813">
            <text:p>0.0101982215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3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3">
          <table:table-cell table:style-name="ce1" office:value-type="string">
            <text:p>v_sig</text:p>
          </table:table-cell>
          <table:table-cell table:style-name="ce1" table:formula="of:=[.B29]+[.F29]+MAX(0;3*(([.F12]-[.B12])*([.F9]-[.B9])+([.F13]-[.B13])*([.F10]-[.B10])+([.F14]-[.B14])*([.F11]-[.B11]))/[.B33])" office:value-type="float" office:value="2.58198889747161">
            <text:p>2.5819888975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3" office:value-type="string">
            <text:p>Viscosity term</text:p>
          </table:table-cell>
          <table:table-cell table:style-name="ce3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w_ij</text:p>
          </table:table-cell>
          <table:table-cell table:formula="of:=MIN(0; (([.B12]-[.F12])*([.B9]-[.F9])+([.B13]-[.F13])*([.B10]-[.F10])+([.B14]-[.F14])*([.B11]-[.F11]))/[.B33])" office:value-type="float" office:value="-0.299434495255895">
            <text:p>-0.2994344953</text:p>
          </table:table-cell>
          <table:table-cell table:number-columns-repeated="1022"/>
        </table:table-row>
        <table:table-row table:style-name="ro3">
          <table:table-cell office:value-type="string">
            <text:p>Pi_ij</text:p>
          </table:table-cell>
          <table:table-cell table:formula="of:=-[.B4]*([.B29]+[.F29]-3*[.B52])/([.B21]+[.F21])" office:value-type="float" office:value="-1.7847653247381">
            <text:p>-1.7847653247</text:p>
          </table:table-cell>
          <table:table-cell table:number-columns-repeated="1022"/>
        </table:table-row>
        <table:table-row table:style-name="ro3">
          <table:table-cell office:value-type="string">
            <text:p>Balsara</text:p>
          </table:table-cell>
          <table:table-cell table:formula="of:=[.B23]/([.B23]+[.B24]+0.0001*[.B29]/[.B16])" office:value-type="float" office:value="0.499973105728999">
            <text:p>0.4999731057</text:p>
          </table:table-cell>
          <table:table-cell/>
          <table:table-cell table:style-name="ce2"/>
          <table:table-cell office:value-type="string">
            <text:p>Balsara</text:p>
          </table:table-cell>
          <table:table-cell table:formula="of:=[.F23]/([.F23]+[.F24]+0.0001*[.F29]/[.F16])" office:value-type="float" office:value="0.52378475446116">
            <text:p>0.523784754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_x_visc</text:p>
          </table:table-cell>
          <table:table-cell table:style-name="ce9" table:formula="of:=-0.25*([.F15]*[.B53]*([.B36]+[.F36])*([.B54]+[.F54]))" office:value-type="float" office:value="0.00771686841928748">
            <text:p>0.0077168684</text:p>
          </table:table-cell>
          <table:table-cell table:number-columns-repeated="1022"/>
        </table:table-row>
        <table:table-row table:style-name="ro3">
          <table:table-cell office:value-type="string">
            <text:p>a_y_visc</text:p>
          </table:table-cell>
          <table:table-cell table:formula="of:=-0.25*[.F15]*[.B53]*([.B37]+[.F37])*([.B54]+[.F54])" office:value-type="float" office:value="0.0128614473654791">
            <text:p>0.0128614474</text:p>
          </table:table-cell>
          <table:table-cell table:number-columns-repeated="1022"/>
        </table:table-row>
        <table:table-row table:style-name="ro3">
          <table:table-cell office:value-type="string">
            <text:p>a_z_visc</text:p>
          </table:table-cell>
          <table:table-cell table:formula="of:=-[.F15]*[.B53]*([.B38]+[.F38])*([.B54]+[.F54])" office:value-type="float" office:value="0.0514457894619165">
            <text:p>0.051445789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u_dt_visc</text:p>
          </table:table-cell>
          <table:table-cell table:formula="of:=0.125*[.F15]*[.B53]*(([.B12]-[.F12])*([.B36]+[.F36])+([.B13]-[.F13])*([.B37]+[.F37])+([.B14]-[.F14])*([.B38]+[.F38]))*([.B54]+[.F54])" office:value-type="float" office:value="0.0029581328940602">
            <text:p>0.0029581329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3" office:value-type="string">
            <text:p>Total Acceleration </text:p>
          </table:table-cell>
          <table:table-cell table:style-name="ce3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a_x_tot</text:p>
          </table:table-cell>
          <table:table-cell table:style-name="ce10" table:formula="of:=[.B40]+[.B56]" office:value-type="float" office:value="0.00308224836969996">
            <text:p>0.003082248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a_y_tot</text:p>
          </table:table-cell>
          <table:table-cell table:style-name="ce11" table:formula="of:=[.B41]+[.B57]" office:value-type="float" office:value="0.0051370806161666">
            <text:p>0.0051370806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a_z_tot</text:p>
          </table:table-cell>
          <table:table-cell table:style-name="ce11" table:formula="of:=[.B42]+[.B58]" office:value-type="float" office:value="0.043721422712604">
            <text:p>0.0437214227</text:p>
          </table:table-cell>
          <table:table-cell table:number-columns-repeated="1022"/>
        </table:table-row>
        <table:table-row table:style-name="ro3">
          <table:table-cell table:style-name="ce7"/>
          <table:table-cell table:style-name="ce11"/>
          <table:table-cell table:number-columns-repeated="1022"/>
        </table:table-row>
        <table:table-row table:style-name="ro3">
          <table:table-cell table:style-name="ce8" office:value-type="string">
            <text:p>du_dt_tot</text:p>
          </table:table-cell>
          <table:table-cell table:style-name="ce12" table:formula="of:=[.B44]+[.B60]" office:value-type="float" office:value="-0.0188951989760427">
            <text:p>-0.018895199</text:p>
          </table:table-cell>
          <table:table-cell table:number-columns-repeated="1022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Schaller</meta:initial-creator>
    <meta:creation-date>2013-04-15T21:44:24</meta:creation-date>
    <dc:date>2013-04-17T17:04:47</dc:date>
    <dc:creator>Matthieu Schaller</dc:creator>
    <meta:editing-duration>PT1H56M30S</meta:editing-duration>
    <meta:editing-cycles>7</meta:editing-cycles>
    <meta:generator>LibreOffice/3.5$Linux_X86_64 LibreOffice_project/350m1$Build-2</meta:generator>
    <meta:document-statistic meta:table-count="3" meta:cell-count="127" meta:object-count="0"/>
  </office:meta>
</office:document-meta>
</file>